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4a8c17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6699db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50e8cd"/>
    </style:style>
    <style:style style:name="P5" style:family="paragraph" style:parent-style-name="Text_20_body">
      <style:text-properties officeooo:paragraph-rsid="006699db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577c3d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officeooo:paragraph-rsid="004a8c17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paragraph-rsid="004b58db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4b58db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4ce3ba"/>
    </style:style>
    <style:style style:name="P11" style:family="paragraph" style:parent-style-name="Preformatted_20_Text">
      <style:paragraph-properties fo:margin-top="0cm" fo:margin-bottom="0.499cm" style:contextual-spacing="false" style:writing-mode="lr-tb"/>
      <style:text-properties officeooo:paragraph-rsid="004ce3ba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5576e9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50807b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49ebf7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5b4dd3"/>
    </style:style>
    <style:style style:name="T1" style:family="text">
      <style:text-properties officeooo:rsid="006d61af"/>
    </style:style>
    <style:style style:name="T2" style:family="text">
      <style:text-properties officeooo:rsid="0013cbef"/>
    </style:style>
    <style:style style:name="T3" style:family="text">
      <style:text-properties officeooo:rsid="00482665"/>
    </style:style>
    <style:style style:name="T4" style:family="text">
      <style:text-properties officeooo:rsid="001997dd"/>
    </style:style>
    <style:style style:name="T5" style:family="text">
      <style:text-properties officeooo:rsid="0067504a"/>
    </style:style>
    <style:style style:name="T6" style:family="text">
      <style:text-properties officeooo:rsid="0056e1b5"/>
    </style:style>
    <style:style style:name="T7" style:family="text">
      <style:text-properties officeooo:rsid="0060b270"/>
    </style:style>
    <style:style style:name="T8" style:family="text">
      <style:text-properties officeooo:rsid="003b5b1e"/>
    </style:style>
    <style:style style:name="T9" style:family="text">
      <style:text-properties officeooo:rsid="00510286"/>
    </style:style>
    <style:style style:name="T10" style:family="text">
      <style:text-properties officeooo:rsid="00682ccd"/>
    </style:style>
    <style:style style:name="T11" style:family="text">
      <style:text-properties officeooo:rsid="0069cfe2"/>
    </style:style>
    <style:style style:name="T12" style:family="text">
      <style:text-properties officeooo:rsid="00223239"/>
    </style:style>
    <style:style style:name="T13" style:family="text">
      <style:text-properties officeooo:rsid="0062ecb3"/>
    </style:style>
    <style:style style:name="T14" style:family="text">
      <style:text-properties officeooo:rsid="002520b8"/>
    </style:style>
    <style:style style:name="T15" style:family="text">
      <style:text-properties officeooo:rsid="0026ff63"/>
    </style:style>
    <style:style style:name="T16" style:family="text">
      <style:text-properties officeooo:rsid="003a1938"/>
    </style:style>
    <style:style style:name="T17" style:family="text">
      <style:text-properties officeooo:rsid="003dd78a"/>
    </style:style>
    <style:style style:name="T18" style:family="text">
      <style:text-properties officeooo:rsid="005576e9"/>
    </style:style>
    <style:style style:name="T19" style:family="text">
      <style:text-properties officeooo:rsid="006d27bc"/>
    </style:style>
    <style:style style:name="T20" style:family="text">
      <style:text-properties officeooo:rsid="006d1ff5"/>
    </style:style>
    <style:style style:name="T21" style:family="text">
      <style:text-properties officeooo:rsid="006ad1f4"/>
    </style:style>
    <style:style style:name="T22" style:family="text">
      <style:text-properties officeooo:rsid="006c9ec7"/>
    </style:style>
    <style:style style:name="T23" style:family="text">
      <style:text-properties officeooo:rsid="0043f2e8"/>
    </style:style>
    <style:style style:name="T24" style:family="text">
      <style:text-properties officeooo:rsid="00467221"/>
    </style:style>
    <style:style style:name="T25" style:family="text">
      <style:text-properties officeooo:rsid="0047b9ba"/>
    </style:style>
    <style:style style:name="T26" style:family="text">
      <style:text-properties officeooo:rsid="0049ebf7"/>
    </style:style>
    <style:style style:name="T27" style:family="text">
      <style:text-properties officeooo:rsid="005dfa1c"/>
    </style:style>
    <style:style style:name="T28" style:family="text">
      <style:text-properties officeooo:rsid="005cb3d1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59c7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Title"><text:span text:style-name="Source_20_Text">Developping embedded systems with Rust </text:span><text:span text:style-name="Source_20_Text"><text:span text:style-name="T1">and Distrobox</text:span></text:span></text:p>
      <text:p text:style-name="P1"><text:span text:style-name="Source_20_Text"/></text:p>
      <text:h text:style-name="Heading_20_2" text:outline-level="2"><text:span text:style-name="Source_20_Text"><text:span text:style-name="T2">Create a Rust embedded development environment with distrobox </text:span></text:span><text:span text:style-name="Source_20_Text"><text:span text:style-name="T3">and VSCode</text:span></text:span><text:span text:style-name="Source_20_Text"><text:span text:style-name="T2"> </text:span></text:span><text:span text:style-name="Source_20_Text"><text:span text:style-name="T4">for STM F3 Discovery Board</text:span></text:span></text:h>
      <text:p text:style-name="P2"><text:span text:style-name="Source_20_Text"/></text:p>
      <text:h text:style-name="Heading_20_3" text:outline-level="3"><text:span text:style-name="Source_20_Text">Prepare host:</text:span></text:h>
      <text:p text:style-name="Text_20_body"><text:span text:style-name="Source_20_Text">On an immutable syst</text:span><text:span text:style-name="Source_20_Text"><text:span text:style-name="T5">e</text:span></text:span><text:span text:style-name="Source_20_Text">m use a transactional shell, in openSUSE with:</text:span></text:p>
      <text:p text:style-name="P3"><text:span text:style-name="Source_20_Text">transactional-update shell</text:span></text:p>
      <text:p text:style-name="P4"><text:span text:style-name="Source_20_Text">sudo </text:span><text:span text:style-name="Source_20_Text"><text:span text:style-name="T6">vi</text:span></text:span><text:span text:style-name="Source_20_Text"> /etc/udev/rules.d/70-st-link.rules</text:span></text:p>
      <text:p text:style-name="Text_20_body"><text:span text:style-name="Source_20_Text"><text:span text:style-name="T7">Add the following lines</text:span></text:span><text:span text:style-name="Source_20_Text"><text:span text:style-name="T8">:</text:span></text:span></text:p>
      <text:p text:style-name="P4"><text:span text:style-name="Source_20_Text"># STM32F3DISCOVERY rev A/B – ST-LINK/V2</text:span></text:p>
      <text:p text:style-name="P4"><text:span text:style-name="Source_20_Text">ATTRS{idVendor}=="0483", ATTRS{idProduct}=="3748", TAG+="uaccess"</text:span></text:p>
      <text:p text:style-name="P4"><text:span text:style-name="Source_20_Text"># STM32F3DISCOVERY rev C+ - ST-LINK/V2-1</text:span></text:p>
      <text:p text:style-name="P4"><text:span text:style-name="Source_20_Text">ATTRS{idVendor}=="0483", ATTRS{idProduct}=="374b", TAG+="uaccess"</text:span></text:p>
      <text:p text:style-name="P4"><text:span text:style-name="Source_20_Text"/></text:p>
      <text:p text:style-name="P5"><text:span text:style-name="Source_20_Text">For those who are not familiar with vi, leave with:</text:span></text:p>
      <text:p text:style-name="P4"><text:span text:style-name="Source_20_Text">ESC-key, enter :wq + Enter-key.</text:span></text:p>
      <text:p text:style-name="P6"><text:span text:style-name="Source_20_Text"/></text:p>
      <text:p text:style-name="Text_20_body"><text:span text:style-name="Source_20_Text"><text:span text:style-name="T9">In </text:span></text:span><text:span text:style-name="Source_20_Text"><text:span text:style-name="T10">most</text:span></text:span><text:span text:style-name="Source_20_Text"><text:span text:style-name="T9"> environments r</text:span></text:span><text:span text:style-name="Source_20_Text"><text:span text:style-name="T8">estart udev </text:span></text:span><text:span text:style-name="Source_20_Text"><text:span text:style-name="T9">is enough</text:span></text:span><text:span text:style-name="Source_20_Text"><text:span text:style-name="T8">:</text:span></text:span></text:p>
      <text:p text:style-name="P4"><text:span text:style-name="Source_20_Text">sudo udevadm control –reload-rules</text:span></text:p>
      <text:p text:style-name="Text_20_body"><text:span text:style-name="Source_20_Text"><text:span text:style-name="T11">Some environments and i</text:span></text:span><text:span text:style-name="Source_20_Text">mmutable distros need a reboot!!</text:span></text:p>
      <text:p text:style-name="P4"><text:span text:style-name="Source_20_Text"/></text:p>
      <text:h text:style-name="Heading_20_3" text:outline-level="3"><text:span text:style-name="Source_20_Text"><text:span text:style-name="T12">Preparing the </text:span></text:span><text:span text:style-name="Source_20_Text"><text:span text:style-name="T13">distrobox</text:span></text:span><text:span text:style-name="Source_20_Text">:</text:span></text:h>
      <text:p text:style-name="P2"><text:span text:style-name="Source_20_Text"/></text:p>
      <text:p text:style-name="P2"><text:soft-page-break/><text:span text:style-name="Source_20_Text">distrobox create --name embedded -i ubuntu --hostname embedded</text:span></text:p>
      <text:p text:style-name="P2"><text:span text:style-name="Source_20_Text">distrobox enter embedded</text:span></text:p>
      <text:p text:style-name="P2"><text:span text:style-name="Source_20_Text"><text:span text:style-name="T14">cd ~</text:span></text:span></text:p>
      <text:p text:style-name="P7"><text:span text:style-name="Source_20_Text">sudo apt install build-essential </text:span><text:span text:style-name="Source_20_Text"><text:span text:style-name="T15">gdb-multiarch </text:span></text:span><text:span text:style-name="Source_20_Text">libssl-dev </text:span><text:span text:style-name="Source_20_Text"><text:span text:style-name="T16">nano</text:span></text:span><text:span text:style-name="Source_20_Text"><text:span text:style-name="T15"> openocd</text:span></text:span><text:span text:style-name="Source_20_Text"><text:span text:style-name="T16"> </text:span></text:span><text:span text:style-name="Source_20_Text">pkg-config</text:span><text:span text:style-name="Source_20_Text"><text:span text:style-name="T15"> qemu-system-arm</text:span></text:span><text:span text:style-name="Source_20_Text"> </text:span><text:span text:style-name="Source_20_Text"><text:span text:style-name="T15">usbutils </text:span></text:span><text:span text:style-name="Source_20_Text">-y</text:span></text:p>
      <text:p text:style-name="P8"><text:span text:style-name="Source_20_Text"/></text:p>
      <text:h text:style-name="Heading_20_3" text:outline-level="3"><text:span text:style-name="Source_20_Text">Setting up Rust:</text:span></text:h>
      <text:p text:style-name="P9"><text:span text:style-name="Source_20_Text">curl --proto '=https' --tlsv1.2 -sSf https://sh.rustup.rs | sh</text:span></text:p>
      <text:p text:style-name="P9"><text:span text:style-name="Source_20_Text"><text:tab/>select default installation</text:span></text:p>
      <text:p text:style-name="P9"><text:span text:style-name="Source_20_Text">. "$HOME/.cargo/env"</text:span></text:p>
      <text:p text:style-name="Text_20_body"><text:span text:style-name="Source_20_Text">=&gt; Test with: rustc --version</text:span></text:p>
      <text:p text:style-name="P10"><text:span text:style-name="Source_20_Text">rustup target add thumbv7em-none-eabihf</text:span></text:p>
      <text:p text:style-name="P10"><text:span text:style-name="Source_20_Text">cargo install cargo-binutils</text:span></text:p>
      <text:p text:style-name="P10"><text:span text:style-name="Source_20_Text">rustup component add llvm-tools</text:span></text:p>
      <text:p text:style-name="P11"><text:span text:style-name="Source_20_Text">cargo install cargo-generate</text:span></text:p>
      <text:p text:style-name="P10"><text:span text:style-name="Source_20_Text"/></text:p>
      <text:h text:style-name="Heading_20_3" text:outline-level="3"><text:span text:style-name="Source_20_Text">Test the installation:</text:span></text:h>
      <text:p text:style-name="Text_20_body"><text:span text:style-name="Source_20_Text">Look for the board:</text:span></text:p>
      <text:p text:style-name="P10"><text:span text:style-name="Source_20_Text">lsusb</text:span></text:p>
      <text:p text:style-name="Text_20_body"><text:span text:style-name="Source_20_Text">The Output should look like:</text:span></text:p>
      <text:p text:style-name="P10"><text:span text:style-name="Source_20_Text">(..)</text:span></text:p>
      <text:p text:style-name="P10"><text:span text:style-name="Source_20_Text">Bus 00</text:span><text:span text:style-name="Source_20_Text"><text:span text:style-name="T17">3</text:span></text:span><text:span text:style-name="Source_20_Text"> Device 0</text:span><text:span text:style-name="Source_20_Text"><text:span text:style-name="T17">0</text:span></text:span><text:span text:style-name="Source_20_Text"><text:span text:style-name="T18">6</text:span></text:span><text:span text:style-name="Source_20_Text">: ID 0483:374b STMicroelectronics ST-LINK/V2.1</text:span></text:p>
      <text:p text:style-name="P10"><text:span text:style-name="Source_20_Text">(..)</text:span></text:p>
      <text:p text:style-name="Text_20_body"><text:span text:style-name="Source_20_Text"><text:span text:style-name="T19">List the</text:span></text:span><text:span text:style-name="Source_20_Text"><text:span text:style-name="T20"> device </text:span></text:span><text:span text:style-name="Source_20_Text">with:</text:span></text:p>
      <text:p text:style-name="P10"><text:span text:style-name="Source_20_Text">ls -l /dev/bus/usb/&lt;</text:span><text:span text:style-name="Source_20_Text"><text:span text:style-name="T21">bus&gt;</text:span></text:span><text:span text:style-name="Source_20_Text">/&lt;</text:span><text:span text:style-name="Source_20_Text"><text:span text:style-name="T21">device&gt;</text:span></text:span></text:p>
      <text:p text:style-name="Text_20_body"><text:span text:style-name="Source_20_Text">The command</text:span></text:p>
      <text:p text:style-name="P10"><text:span text:style-name="Source_20_Text">getfacl /dev/bus/usb/&lt;</text:span><text:span text:style-name="Source_20_Text"><text:span text:style-name="T22">bus&gt;</text:span></text:span><text:span text:style-name="Source_20_Text">/&lt;</text:span><text:span text:style-name="Source_20_Text"><text:span text:style-name="T22">device&gt;</text:span></text:span><text:span text:style-name="Source_20_Text"> </text:span><text:span text:style-name="Source_20_Text"><text:span text:style-name="T18">| grep user</text:span></text:span></text:p>
      <text:p text:style-name="Text_20_body"><text:span text:style-name="Source_20_Text">should show:</text:span></text:p>
      <text:p text:style-name="P12"><text:span text:style-name="Source_20_Text">user::rw-</text:span></text:p>
      <text:p text:style-name="P12"><text:span text:style-name="Source_20_Text">user:&lt;</text:span><text:span text:style-name="Source_20_Text"><text:span text:style-name="T19">your user&gt;</text:span></text:span><text:span text:style-name="Source_20_Text">:rw-</text:span></text:p>
      <text:p text:style-name="P12"><text:soft-page-break/><text:span text:style-name="Source_20_Text"/></text:p>
      <text:p text:style-name="Text_20_body"><text:span text:style-name="Source_20_Text">Run:</text:span></text:p>
      <text:p text:style-name="P10"><text:span text:style-name="Source_20_Text">openocd -f interface/stlink.cfg -f target/stm32f3x.cfg</text:span></text:p>
      <text:p text:style-name="Text_20_body"><text:span text:style-name="Source_20_Text">Should block the terminal with something like:</text:span></text:p>
      <text:p text:style-name="P13"><text:span text:style-name="Source_20_Text">Open On-Chip Debugger 0.12.0</text:span></text:p>
      <text:p text:style-name="P13"><text:span text:style-name="Source_20_Text">Licensed under GNU GPL v2</text:span></text:p>
      <text:p text:style-name="P13"><text:span text:style-name="Source_20_Text">For bug reports, read</text:span></text:p>
      <text:p text:style-name="P13"><text:span text:style-name="Source_20_Text"><text:tab/>http://openocd.org/doc/doxygen/bugs.html</text:span></text:p>
      <text:p text:style-name="P13"><text:span text:style-name="Source_20_Text">Info : auto-selecting first available session transport "hla_swd". To override use 'transport select &lt;transport&gt;'.</text:span></text:p>
      <text:p text:style-name="P13"><text:span text:style-name="Source_20_Text">Info : The selected transport took over low-level target control. The results might differ compared to plain JTAG/SWD</text:span></text:p>
      <text:p text:style-name="P13"><text:span text:style-name="Source_20_Text">Info : Listening on port 6666 for tcl connections</text:span></text:p>
      <text:p text:style-name="P13"><text:span text:style-name="Source_20_Text">Info : Listening on port 4444 for telnet connections</text:span></text:p>
      <text:p text:style-name="P13"><text:span text:style-name="Source_20_Text">Info : clock speed 1000 kHz</text:span></text:p>
      <text:p text:style-name="P13"><text:span text:style-name="Source_20_Text">Info : STLINK V2J37M26 (API v2) VID:PID 0483:374B</text:span></text:p>
      <text:p text:style-name="P13"><text:span text:style-name="Source_20_Text">Info : Target voltage: 2.894743</text:span></text:p>
      <text:p text:style-name="P13"><text:span text:style-name="Source_20_Text">Info : [stm32f3x.cpu] Cortex-M4 r0p1 processor detected</text:span></text:p>
      <text:p text:style-name="P13"><text:span text:style-name="Source_20_Text">Info : [stm32f3x.cpu] target has 6 breakpoints, 4 watchpoints</text:span></text:p>
      <text:p text:style-name="P13"><text:span text:style-name="Source_20_Text">Info : starting gdb server for stm32f3x.cpu on 3333</text:span></text:p>
      <text:p text:style-name="P13"><text:span text:style-name="Source_20_Text">Info : Listening on port 3333 for gdb connections</text:span></text:p>
      <text:p text:style-name="P13"><text:span text:style-name="Source_20_Text"/></text:p>
      <text:p text:style-name="Text_20_body"><text:span text:style-name="Source_20_Text">Pay attention to the line with the „breakpoints“!!</text:span></text:p>
      <text:p text:style-name="P13"><text:span text:style-name="Source_20_Text">Info : [stm32f3x.cpu] target has 6 breakpoints, 4 watchpoints</text:span></text:p>
      <text:p text:style-name="Text_20_body"><text:span text:style-name="Source_20_Text"><text:span text:style-name="T23">If you dont get it, </text:span></text:span><text:span text:style-name="Source_20_Text"><text:span text:style-name="T24">maybe you have old hardware. T</text:span></text:span><text:span text:style-name="Source_20_Text"><text:span text:style-name="T23">ry:</text:span></text:span></text:p>
      <text:p text:style-name="P13"><text:span text:style-name="Source_20_Text">openocd -f interface/stlink-v2.cfg -f target/stm32f3x.cfg</text:span></text:p>
      <text:p text:style-name="Text_20_body"><text:span text:style-name="Source_20_Text">or:</text:span></text:p>
      <text:p text:style-name="P13"><text:span text:style-name="Source_20_Text">openocd -f interface/stlink-v2-1.cfg -f target/stm32f3x.cfg</text:span></text:p>
      <text:p text:style-name="Text_20_body"><text:span text:style-name="Source_20_Text">depending on what your board revision is (see lsusb output):</text:span></text:p>
      <text:p text:style-name="Text_20_body"><text:span text:style-name="Source_20_Text">In case of old Hardware and/or Problems follow: </text:span></text:p>
      <text:p text:style-name="P13"><text:a xlink:type="simple" xlink:href="https://doc.rust-lang.org/stable/embedded-book/intro/install/verify.html" text:style-name="Internet_20_link" text:visited-style-name="Visited_20_Internet_20_Link"><text:span text:style-name="Source_20_Text">https://doc.rust-lang.org/stable/embedded-book/intro/install/verify.html</text:span></text:a></text:p>
      <text:p text:style-name="P13"><text:soft-page-break/><text:span text:style-name="Source_20_Text"/></text:p>
      <text:p text:style-name="Text_20_body"><text:span text:style-name="Source_20_Text"><text:span text:style-name="T25">You should now be able to develop for STM F3 Discovery with</text:span></text:span><text:span text:style-name="Source_20_Text"><text:span text:style-name="T26">in that</text:span></text:span><text:span text:style-name="Source_20_Text"><text:span text:style-name="T25"> Distrobox.</text:span></text:span></text:p>
      <text:p text:style-name="P14"><text:span text:style-name="Source_20_Text"/></text:p>
      <text:h text:style-name="Heading_20_3" text:outline-level="3">Setup VSCode</text:h>
      <text:p text:style-name="Text_20_body"><text:span text:style-name="Source_20_Text">First follow the instructions in</text:span></text:p>
      <text:p text:style-name="P15"><text:a xlink:type="simple" xlink:href="https://distrobox.it/posts/integrate_vscode_distrobox/" text:style-name="Internet_20_link" text:visited-style-name="Visited_20_Internet_20_Link"><text:span text:style-name="Source_20_Text">https://distrobox.it/posts/integrate_vscode_distrobox/</text:span></text:a></text:p>
      <text:p text:style-name="Text_20_body"><text:span text:style-name="Source_20_Text"><text:span text:style-name="T27">Connect to the distrobox in VSCode and i</text:span></text:span><text:span text:style-name="Source_20_Text"><text:span text:style-name="T28">nstall the following extensions:</text:span></text:span></text:p>
      <text:p text:style-name="Text_20_body"><text:span text:style-name="Source_20_Text"><text:span text:style-name="T29">rust-analyzer, Dependi, Even Better TOML, Error Lens and CodeLLDB</text:span></text:span></text:p>
      <text:p text:style-name="Text_20_body"><text:span text:style-name="Source_20_Text"/></text:p>
      <text:p text:style-name="Text_20_body"><text:span text:style-name="Source_20_Text"><text:span text:style-name="T25">Thats it, You should now be able to develop for STM F3 Discovery board with Distrobox </text:span></text:span><text:span text:style-name="Source_20_Text"><text:span text:style-name="T30">using VSCode</text:span></text:span><text:span text:style-name="Source_20_Text"><text:span text:style-name="T25">.</text:span></text:span></text:p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08:12:56.699405566</meta:creation-date>
    <dc:date>2025-05-09T13:25:00.871690462</dc:date>
    <meta:editing-duration>PT4H32M23S</meta:editing-duration>
    <meta:editing-cycles>87</meta:editing-cycles>
    <meta:generator>LibreOffice/25.2.3.2$Linux_X86_64 LibreOffice_project/bbb074479178df812d175f709636b368952c2ce3</meta:generator>
    <meta:document-statistic meta:table-count="0" meta:image-count="0" meta:object-count="0" meta:page-count="4" meta:paragraph-count="78" meta:word-count="453" meta:character-count="3298" meta:non-whitespace-character-count="2924"/>
  </office:meta>
</office:document-meta>
</file>